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071in"/>
    </style:style>
    <style:style style:name="co7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2.5854in"/>
    </style:style>
    <style:style style:name="co8" style:family="table-column">
      <style:table-column-properties fo:break-before="auto" style:column-width="2.8193in"/>
    </style:style>
    <style:style style:name="co9" style:family="table-column">
      <style:table-column-properties fo:break-before="auto" style:column-width="2.5945in"/>
    </style:style>
    <style:style style:name="co10" style:family="table-column">
      <style:table-column-properties fo:break-before="auto" style:column-width="5.9043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37"/>
    <style:style style:name="ce2" style:family="table-cell" style:parent-style-name="Default">
      <style:text-properties fo:color="#008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ffff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8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Review Requests" table:style-name="ta1" table:print="false"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5" table:number-columns-repeated="1020" table:default-cell-style-name="Default"/>
        <table:table-row table:style-name="ro3">
          <table:table-cell table:style-name="ce2" office:value-type="string">
            <text:p>PRESS SITE</text:p>
          </table:table-cell>
          <table:table-cell table:style-name="ce6" office:value-type="string">
            <text:p>CONTAC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LINK</text:p>
          </table:table-cell>
          <table:table-cell office:value-type="string">
            <text:p>RATING</text:p>
          </table:table-cell>
          <table:table-cell table:number-columns-repeated="1019"/>
        </table:table-row>
        <table:table-row table:style-name="ro2">
          <table:table-cell office:value-type="string">
            <text:p>toucharcade.com</text:p>
          </table:table-cell>
          <table:table-cell office:value-type="string">
            <text:p>Eli Hodapp</text:p>
          </table:table-cell>
          <table:table-cell office:value-type="string">
            <text:p>06/09/11Met @ e3 Waiting for review</text:p>
          </table:table-cell>
          <table:table-cell office:value-type="string">
            <text:p><text:a xlink:href="http://toucharcade.com/2011/07/08/vineking-review-multitask-your-way-to-a-greener-world/">http://toucharcade.com/2011/07/08/vineking-review-multitask-your-way-to-a-greener-world/</text:a>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>
            <text:p>ifanzine.com</text:p>
          </table:table-cell>
          <table:table-cell office:value-type="string">
            <text:p>Kieran Byrne </text:p>
          </table:table-cell>
          <table:table-cell office:value-type="string">
            <text:p>Reviewed 4.5/5 </text:p>
          </table:table-cell>
          <table:table-cell office:value-type="string">
            <text:p><text:a xlink:href="http://ifanzine.com/vineking-review">http://ifanzine.com/vineking-review</text:a></text:p>
          </table:table-cell>
          <table:table-cell office:value-type="string">
            <text:p>4.5/5 stars</text:p>
          </table:table-cell>
          <table:table-cell table:number-columns-repeated="1019"/>
        </table:table-row>
        <table:table-row table:style-name="ro2">
          <table:table-cell office:value-type="string">
            <text:p>slidegamer.com</text:p>
          </table:table-cell>
          <table:table-cell table:number-columns-repeated="2"/>
          <table:table-cell office:value-type="string">
            <text:p>http://www.slidegamer.com/?p=375</text:p>
          </table:table-cell>
          <table:table-cell office:value-type="string">
            <text:p>8.5/10</text:p>
          </table:table-cell>
          <table:table-cell table:number-columns-repeated="1019"/>
        </table:table-row>
        <table:table-row table:style-name="ro2">
          <table:table-cell office:value-type="string">
            <text:p>pauseUNpause.com</text:p>
          </table:table-cell>
          <table:table-cell table:number-columns-repeated="2"/>
          <table:table-cell office:value-type="string">
            <text:p><text:a xlink:href="http://www.pauseunpause.com/2011/06/vineking-review/">http://www.pauseunpause.com/2011/06/vineking-review/</text:a></text:p>
          </table:table-cell>
          <table:table-cell table:style-name="ce10" office:value-type="string">
            <text:p>4/5 stars</text:p>
          </table:table-cell>
          <table:table-cell table:number-columns-repeated="1019"/>
        </table:table-row>
        <table:table-row table:style-name="ro5">
          <table:table-cell office:value-type="string">
            <text:p>Slidetoplay.com</text:p>
          </table:table-cell>
          <table:table-cell table:style-name="ce8" office:value-type="string">
            <text:p>Andrew Podolsky </text:p>
          </table:table-cell>
          <table:table-cell office:value-type="string">
            <text:p>06/14/11 – Promo Code sent </text:p>
          </table:table-cell>
          <table:table-cell table:number-columns-repeated="1021"/>
        </table:table-row>
        <table:table-row table:style-name="ro4">
          <table:table-cell office:value-type="string">
            <text:p>totallyradshow.com</text:p>
          </table:table-cell>
          <table:table-cell office:value-type="string">
            <text:p><text:a xlink:href="mailto:fans@totallyradshow">fans@totallyradshow</text:a></text:p>
          </table:table-cell>
          <table:table-cell office:value-type="string">
            <text:p>06/14/11 – email sent</text:p>
          </table:table-cell>
          <table:table-cell table:number-columns-repeated="1021"/>
        </table:table-row>
        <table:table-row table:style-name="ro6">
          <table:table-cell office:value-type="string">
            <text:p>Killscreen.com</text:p>
          </table:table-cell>
          <table:table-cell office:value-type="string">
            <text:p><text:a xlink:href="mailto:ryandotkuo@gmail.com">ryandotkuo@gmail.com</text:a> - reviewer?</text:p>
            <text:p><text:a xlink:href="mailto:Info@killscreenmagazine">Info@killscreenmagazine</text:a></text:p>
            <text:p><text:a xlink:href="mailto:Sarah@killscreenmagazine.com">Sarah@killscreenmagazine.com</text:a> - PR?</text:p>
          </table:table-cell>
          <table:table-cell office:value-type="string">
            <text:p>06/15/11 – email sent <text:s/></text:p>
            <text:p>06/16/11 – 2 Promo Codes Sent </text:p>
          </table:table-cell>
          <table:table-cell table:number-columns-repeated="1021"/>
        </table:table-row>
        <table:table-row table:style-name="ro7">
          <table:table-cell office:value-type="string">
            <text:p>pocketgamer.co.uk</text:p>
          </table:table-cell>
          <table:table-cell office:value-type="string">
            <text:p><text:a xlink:href="mailto:rob@pocketgamer.co.uk">rob@pocketgamer.co.uk</text:a></text:p>
          </table:table-cell>
          <table:table-cell office:value-type="string">
            <text:p>06/10/11 – email sent </text:p>
            <text:p>06/30/11 – another email sent</text:p>
          </table:table-cell>
          <table:table-cell table:number-columns-repeated="1021"/>
        </table:table-row>
        <table:table-row table:style-name="ro4">
          <table:table-cell office:value-type="string">
            <text:p>http://indiegames.com/best-of-features/</text:p>
          </table:table-cell>
          <table:table-cell office:value-type="string">
            <text:p><text:a xlink:href="mailto:editors@gamesetwatch.com">editors@gamesetwatch.com</text:a></text:p>
          </table:table-cell>
          <table:table-cell office:value-type="string">
            <text:p>06/16/11 – Email sent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<text:a xlink:href="http://www.appstore-test.fr/">http://www.appstore-test.fr</text:a> </text:p>
          </table:table-cell>
          <table:table-cell office:value-type="string">
            <text:p>nicolas</text:p>
          </table:table-cell>
          <table:table-cell office:value-type="string">
            <text:p>06/30/11 – promo code sent</text:p>
          </table:table-cell>
          <table:table-cell table:number-columns-repeated="1021"/>
        </table:table-row>
        <table:table-row table:style-name="ro5">
          <table:table-cell office:value-type="string">
            <text:p>ilounge.com</text:p>
          </table:table-cell>
          <table:table-cell table:style-name="ce8" office:value-type="string">
            <text:p>apps@ilounge.com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appolicious.com</text:p>
          </table:table-cell>
          <table:table-cell table:style-name="ce9" office:value-type="string">
            <text:p><text:tab/><text:a xlink:href="mailto:brad@appolicious.com">brad@appolicious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4">
          <table:table-cell office:value-type="string">
            <text:p>App Advice</text:p>
          </table:table-cell>
          <table:table-cell office:value-type="string">
            <text:p><text:a xlink:href="mailto:devcontact@appadvice.com">devcontact@appadvice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148 apps</text:p>
          </table:table-cell>
          <table:table-cell table:style-name="ce8" office:value-type="string">
            <text:p>review.monkey@148app.com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<text:a xlink:href="http://appgamer.net/contact/">App Gamer</text:a> </text:p>
          </table:table-cell>
          <table:table-cell table:style-name="ce8" office:value-type="string">
            <text:p>paul@appgamer.net &amp; <text:a xlink:href="mailto:christh@appgamer.net">christh@appgamer.net</text:a></text:p>
          </table:table-cell>
          <table:table-cell office:value-type="string">
            <text:p>06/30/11 – email sent</text:p>
            <text:p>07/01/11 – Promo Code Sent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<text:a xlink:href="http://iphoneapplicationlist.com/contact/">iPhone Application List</text:a> </text:p>
          </table:table-cell>
          <table:table-cell table:style-name="ce8" office:value-type="string">
            <text:p>submit@iphoneapplicationlist.com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<text:a xlink:href="http://www.iphonelife.com/contactus">iPhone Life</text:a> </text:p>
          </table:table-cell>
          <table:table-cell table:style-name="ce8" office:value-type="string">
            <text:p>iphone-press@iphonelife.com </text:p>
          </table:table-cell>
          <table:table-cell office:value-type="string">
            <text:p>06/30/11 – email sent</text:p>
            <text:p>06/30/11 – Promo Code Sent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<text:a xlink:href="http://isource.com/about/contact-us/">iSource</text:a> </text:p>
          </table:table-cell>
          <table:table-cell table:style-name="ce8" office:value-type="string">
            <text:p><text:tab/><text:a xlink:href="mailto:press@isource.com">press@isource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<text:a xlink:href="http://theappera.com/contact/">The App Era</text:a> </text:p>
          </table:table-cell>
          <table:table-cell table:style-name="ce8" office:value-type="string">
            <text:p>james@theappera.com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Razorian Fly</text:p>
          </table:table-cell>
          <table:table-cell table:style-name="ce8" office:value-type="string">
            <text:p>tips@razorianfly.com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<text:a xlink:href="http://appmodo.com/contact/">App Modo</text:a> </text:p>
          </table:table-cell>
          <table:table-cell table:style-name="ce8" office:value-type="string">
            <text:p>reviews@appmodo.com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<text:a xlink:href="http://www.appstoreapps.com/contact/">App Store Apps</text:a> </text:p>
          </table:table-cell>
          <table:table-cell table:style-name="ce8" office:value-type="string">
            <text:p>contact@appstoreapps.com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<text:a xlink:href="http://www.tapscape.com/contact-us/">Tap Scape</text:a> </text:p>
          </table:table-cell>
          <table:table-cell table:style-name="ce9" office:value-type="string">
            <text:p><text:tab/><text:a xlink:href="mailto:contact@tapscape.com">contact@tapscape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<text:a xlink:href="http://www.touchgen.com/contact-us">Touch Gen</text:a> </text:p>
          </table:table-cell>
          <table:table-cell table:style-name="ce9" office:value-type="string">
            <text:p><text:tab/><text:a xlink:href="mailto:reviews@touchgen.com">reviews@touchgen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4">
          <table:table-cell office:value-type="string">
            <text:p><text:a xlink:href="http://www.diygamer.com/about/contact-us/">DIY Gamer</text:a> </text:p>
          </table:table-cell>
          <table:table-cell table:style-name="ce9" office:value-type="string">
            <text:p><text:tab/><text:a xlink:href="mailto:press@diygamer.com">press@diygamer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No Dpad</text:p>
          </table:table-cell>
          <table:table-cell table:style-name="ce8" office:value-type="string">
            <text:p>ryan@nodpad.com &amp; <text:a xlink:href="mailto:daniel@nodpad.com">daniel@nodpad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Nine Over Ten</text:p>
          </table:table-cell>
          <table:table-cell table:style-name="ce8" office:value-type="string">
            <text:p><text:a xlink:href="mailto:jason.lee@nineoverten.com">jason.lee@nineoverten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App Store Arcade</text:p>
          </table:table-cell>
          <table:table-cell table:style-name="ce8" office:value-type="string">
            <text:p><text:a xlink:href="mailto:appstorearcade@gmail.com">appstorearcade@gmail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App Vader</text:p>
          </table:table-cell>
          <table:table-cell table:style-name="ce8" office:value-type="string">
            <text:p><text:tab/><text:a xlink:href="mailto:admin@appvader.com">admin@appvader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Touchaholics</text:p>
          </table:table-cell>
          <table:table-cell table:style-name="ce8" office:value-type="string">
            <text:p><text:a xlink:href="mailto:connect@touchaholics.com">connect@touchaholics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Appversity</text:p>
          </table:table-cell>
          <table:table-cell table:style-name="ce8" office:value-type="string">
            <text:p><text:a xlink:href="mailto:glenn@appversity.com">glenn@appversity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Sciphone Apps</text:p>
          </table:table-cell>
          <table:table-cell table:style-name="ce8" office:value-type="string">
            <text:p><text:a xlink:href="mailto:admin@sciphoneapps.com">admin@sciphoneapps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Touch Archive</text:p>
          </table:table-cell>
          <table:table-cell table:style-name="ce8" office:value-type="string">
            <text:p>peter.astakov@gmail.com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App-reciation</text:p>
          </table:table-cell>
          <table:table-cell table:style-name="ce8" office:value-type="string">
            <text:p><text:a xlink:href="mailto:app.reciation.reviews@gmail.com">app.reciation.reviews@gmail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Arcade Life</text:p>
          </table:table-cell>
          <table:table-cell table:style-name="ce8" office:value-type="string">
            <text:p><text:a xlink:href="mailto:arcadelife@planetshooter.com">arcadelife@planetshooter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office:value-type="string">
            <text:p>iPhone Tiny</text:p>
          </table:table-cell>
          <table:table-cell table:style-name="ce8" office:value-type="string">
            <text:p><text:a xlink:href="mailto:craiggrannell@googlemail.com">craiggrannell@googlemail.com</text:a></text:p>
          </table:table-cell>
          <table:table-cell office:value-type="string">
            <text:p>06/30/11 – email sent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5" office:value-type="string">
            <text:p>NO NO's</text:p>
          </table:table-cell>
          <table:table-cell table:style-name="ce11"/>
          <table:table-cell table:style-name="ce5" table:number-columns-repeated="1022"/>
        </table:table-row>
        <table:table-row table:style-name="ro5">
          <table:table-cell table:style-name="ce3" office:value-type="string">
            <text:p><text:a xlink:href="http://www.tigsource.com/">http://www.tigsource.com</text:a>/ </text:p>
          </table:table-cell>
          <table:table-cell office:value-type="string">
            <text:p>looks weak</text:p>
          </table:table-cell>
          <table:table-cell table:number-columns-repeated="1022"/>
        </table:table-row>
        <table:table-row table:style-name="ro5">
          <table:table-cell office:value-type="string">
            <text:p>www.mobilegamefaqs.com</text:p>
          </table:table-cell>
          <table:table-cell office:value-type="string">
            <text:p>looks weak</text:p>
          </table:table-cell>
          <table:table-cell table:number-columns-repeated="1022"/>
        </table:table-row>
        <table:table-row table:style-name="ro5">
          <table:table-cell office:value-type="string">
            <text:p>Gamespot</text:p>
          </table:table-cell>
          <table:table-cell office:value-type="string">
            <text:p>Slidetoplay writes reviews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30<text:span text:style-name="T1">th</text:span></text:p>
          </table:table-cell>
          <table:table-cell office:value-type="string">
            <text:p>8<text:span text:style-name="T1">th</text:span>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float" office:value="20000">
            <text:p>20000</text:p>
          </table:table-cell>
          <table:table-cell office:value-type="float" office:value="21200">
            <text:p>21200</text:p>
          </table:table-cell>
          <table:table-cell table:number-columns-repeated="1018"/>
        </table:table-row>
        <table:table-row table:style-name="ro5" table:number-rows-repeated="654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d Requests" table:style-name="ta1" table:print="false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5">
          <table:table-cell table:number-columns-repeated="4"/>
        </table:table-row>
        <table:table-row table:style-name="ro2">
          <table:table-cell table:style-name="ce10" office:value-type="date" office:date-value="2011-06-30">
            <text:p>06/30/11</text:p>
          </table:table-cell>
          <table:table-cell office:value-type="string">
            <text:p>touch arcade</text:p>
          </table:table-cell>
          <table:table-cell office:value-type="string">
            <text:p><text:a xlink:href="mailto:ads@toucharcade.com">ads@toucharcade.com</text:a>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07/11/2011</text:date>, <text:time>19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6T08:57:37.19</meta:creation-date>
    <dc:date>2011-07-11T19:09:09.54</dc:date>
    <meta:editing-duration>PT01H52M55S</meta:editing-duration>
    <meta:editing-cycles>5</meta:editing-cycles>
    <meta:generator>OpenOffice.org/3.2$Win32 OpenOffice.org_project/320m12$Build-9483</meta:generator>
    <meta:document-statistic meta:table-count="3" meta:cell-count="131" meta:object-count="0"/>
  </office:meta>
</office:document-meta>
</file>